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Lac à la Dame</text:p>
      <text:p text:style-name="Preformatted_20_Text">From Wikipedia, the free encyclopedia</text:p>
      <text:p text:style-name="Preformatted_20_Text">https://en.wikipedia.org/wiki/Lac_%C3%A0_la_Dame</text:p>
      <text:p text:style-name="Preformatted_20_Text">Licensed under CC BY-SA 3.0:</text:p>
      <text:p text:style-name="Preformatted_20_Text">https://en.wikipedia.org/wiki/Wikipedia:Text_of_Creative_Commons_Attribution-ShareAlike_3.0_Unported_License</text:p>
      <text:p text:style-name="Preformatted_20_Text"/>
      <text:p text:style-name="Preformatted_20_Text">Lac à la Dame</text:p>
      <text:p text:style-name="Preformatted_20_Text"><text:s text:c="4"/>• The lake is also known as Lac de Foncine-le-Bas or Lac de la Dame.</text:p>
      <text:p text:style-name="Preformatted_20_Text"><text:s text:c="4"/>• Lac à la Dame is a lake at Foncine-le-Bas in the Jura department of France.</text:p>
      <text:p text:style-name="Preformatted_20_Text">Lac à la Dame is a lake at Foncine-le-Bas in the Jura department of France.</text:p>
      <text:p text:style-name="Preformatted_20_Text">The lake is also known as Lac de Foncine-le-Bas or Lac de la D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80" meta:character-count="541" meta:non-whitespace-character-count="463"/>
    <meta:generator>LibreOffice/6.0.7.3$Linux_X86_64 LibreOffice_project/00m0$Build-3</meta:generator>
  </office:meta>
</office:document-meta>
</file>